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4.01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STAP01-13GA-pts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p01_13G(A)_ol2_1</text:p>
          </table:table-cell>
          <table:table-cell office:value-type="float" office:value="44.6367" calcext:value-type="float">
            <text:p>44.636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2083" calcext:value-type="float">
            <text:p>0.2083</text:p>
          </table:table-cell>
          <table:table-cell office:value-type="float" office:value="13.8507" calcext:value-type="float">
            <text:p>13.8507</text:p>
          </table:table-cell>
          <table:table-cell office:value-type="float" office:value="37.9666" calcext:value-type="float">
            <text:p>37.9666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97.1991" calcext:value-type="float">
            <text:p>97.1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p01_13G(A)_ol2_2</text:p>
          </table:table-cell>
          <table:table-cell office:value-type="float" office:value="44.6651" calcext:value-type="float">
            <text:p>44.6651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2084" calcext:value-type="float">
            <text:p>0.2084</text:p>
          </table:table-cell>
          <table:table-cell office:value-type="float" office:value="13.6891" calcext:value-type="float">
            <text:p>13.6891</text:p>
          </table:table-cell>
          <table:table-cell office:value-type="float" office:value="38.0418" calcext:value-type="float">
            <text:p>38.0418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125" calcext:value-type="float">
            <text:p>0.0125</text:p>
          </table:table-cell>
          <table:table-cell office:value-type="float" office:value="97.1241" calcext:value-type="float">
            <text:p>97.1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p01_13G(A)_ol2_3</text:p>
          </table:table-cell>
          <table:table-cell office:value-type="float" office:value="44.5493" calcext:value-type="float">
            <text:p>44.5493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07" calcext:value-type="float">
            <text:p>0.207</text:p>
          </table:table-cell>
          <table:table-cell office:value-type="float" office:value="13.8599" calcext:value-type="float">
            <text:p>13.8599</text:p>
          </table:table-cell>
          <table:table-cell office:value-type="float" office:value="38.2303" calcext:value-type="float">
            <text:p>38.2303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0431" calcext:value-type="float">
            <text:p>0.0431</text:p>
          </table:table-cell>
          <table:table-cell office:value-type="float" office:value="0" calcext:value-type="float">
            <text:p>0</text:p>
          </table:table-cell>
          <table:table-cell office:value-type="float" office:value="97.3504" calcext:value-type="float">
            <text:p>97.3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p01_13G(A)_ol1_1</text:p>
          </table:table-cell>
          <table:table-cell office:value-type="float" office:value="44.1694" calcext:value-type="float">
            <text:p>44.1694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2321" calcext:value-type="float">
            <text:p>0.2321</text:p>
          </table:table-cell>
          <table:table-cell office:value-type="float" office:value="14.3523" calcext:value-type="float">
            <text:p>14.3523</text:p>
          </table:table-cell>
          <table:table-cell office:value-type="float" office:value="38.4349" calcext:value-type="float">
            <text:p>38.4349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125" calcext:value-type="float">
            <text:p>0.0125</text:p>
          </table:table-cell>
          <table:table-cell office:value-type="float" office:value="97.7565" calcext:value-type="float">
            <text:p>97.7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p01_13G(A)_ol1_2</text:p>
          </table:table-cell>
          <table:table-cell office:value-type="float" office:value="44.1676" calcext:value-type="float">
            <text:p>44.1676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2298" calcext:value-type="float">
            <text:p>0.2298</text:p>
          </table:table-cell>
          <table:table-cell office:value-type="float" office:value="14.2782" calcext:value-type="float">
            <text:p>14.2782</text:p>
          </table:table-cell>
          <table:table-cell office:value-type="float" office:value="38.5399" calcext:value-type="float">
            <text:p>38.5399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" calcext:value-type="float">
            <text:p>0</text:p>
          </table:table-cell>
          <table:table-cell office:value-type="float" office:value="97.7735" calcext:value-type="float">
            <text:p>97.77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p01_13G(A)_ol1_3</text:p>
          </table:table-cell>
          <table:table-cell office:value-type="float" office:value="42.628" calcext:value-type="float">
            <text:p>42.62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1753" calcext:value-type="float">
            <text:p>0.1753</text:p>
          </table:table-cell>
          <table:table-cell office:value-type="float" office:value="16.3225" calcext:value-type="float">
            <text:p>16.3225</text:p>
          </table:table-cell>
          <table:table-cell office:value-type="float" office:value="38.3571" calcext:value-type="float">
            <text:p>38.357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147" calcext:value-type="float">
            <text:p>0.0147</text:p>
          </table:table-cell>
          <table:table-cell office:value-type="float" office:value="98.0814" calcext:value-type="float">
            <text:p>98.08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p01_13G(A)_ol3_1</text:p>
          </table:table-cell>
          <table:table-cell office:value-type="float" office:value="44.6835" calcext:value-type="float">
            <text:p>44.683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249" calcext:value-type="float">
            <text:p>0.249</text:p>
          </table:table-cell>
          <table:table-cell office:value-type="float" office:value="13.8646" calcext:value-type="float">
            <text:p>13.8646</text:p>
          </table:table-cell>
          <table:table-cell office:value-type="float" office:value="38.2781" calcext:value-type="float">
            <text:p>38.2781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124" calcext:value-type="float">
            <text:p>0.0124</text:p>
          </table:table-cell>
          <table:table-cell office:value-type="float" office:value="97.6119" calcext:value-type="float">
            <text:p>97.6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p01_13G(A)_ol3_2</text:p>
          </table:table-cell>
          <table:table-cell office:value-type="float" office:value="44.5374" calcext:value-type="float">
            <text:p>44.537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55" calcext:value-type="float">
            <text:p>0.2555</text:p>
          </table:table-cell>
          <table:table-cell office:value-type="float" office:value="13.6969" calcext:value-type="float">
            <text:p>13.6969</text:p>
          </table:table-cell>
          <table:table-cell office:value-type="float" office:value="38.2215" calcext:value-type="float">
            <text:p>38.2215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97.2642" calcext:value-type="float">
            <text:p>97.26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p01_13G(A)_ol3_3</text:p>
          </table:table-cell>
          <table:table-cell office:value-type="float" office:value="44.5774" calcext:value-type="float">
            <text:p>44.577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2621" calcext:value-type="float">
            <text:p>0.2621</text:p>
          </table:table-cell>
          <table:table-cell office:value-type="float" office:value="13.9047" calcext:value-type="float">
            <text:p>13.9047</text:p>
          </table:table-cell>
          <table:table-cell office:value-type="float" office:value="38.052" calcext:value-type="float">
            <text:p>38.052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138" calcext:value-type="float">
            <text:p>0.0138</text:p>
          </table:table-cell>
          <table:table-cell office:value-type="float" office:value="97.3603" calcext:value-type="float">
            <text:p>97.3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p01_13G(A)_ol5_1</text:p>
          </table:table-cell>
          <table:table-cell office:value-type="float" office:value="40.6349" calcext:value-type="float">
            <text:p>40.6349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1352" calcext:value-type="float">
            <text:p>0.1352</text:p>
          </table:table-cell>
          <table:table-cell office:value-type="float" office:value="19.0842" calcext:value-type="float">
            <text:p>19.0842</text:p>
          </table:table-cell>
          <table:table-cell office:value-type="float" office:value="37.3357" calcext:value-type="float">
            <text:p>37.3357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137" calcext:value-type="float">
            <text:p>0.0137</text:p>
          </table:table-cell>
          <table:table-cell office:value-type="float" office:value="97.8097" calcext:value-type="float">
            <text:p>97.80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p01_13G(A)_ol5_2</text:p>
          </table:table-cell>
          <table:table-cell office:value-type="float" office:value="42.5793" calcext:value-type="float">
            <text:p>42.5793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097" calcext:value-type="float">
            <text:p>0.2097</text:p>
          </table:table-cell>
          <table:table-cell office:value-type="float" office:value="16.5675" calcext:value-type="float">
            <text:p>16.5675</text:p>
          </table:table-cell>
          <table:table-cell office:value-type="float" office:value="38.2108" calcext:value-type="float">
            <text:p>38.2108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105" calcext:value-type="float">
            <text:p>0.0105</text:p>
          </table:table-cell>
          <table:table-cell office:value-type="float" office:value="98.1228" calcext:value-type="float">
            <text:p>98.1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p01_13G(A)_ol5_3</text:p>
          </table:table-cell>
          <table:table-cell office:value-type="float" office:value="43.0618" calcext:value-type="float">
            <text:p>43.0618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2163" calcext:value-type="float">
            <text:p>0.2163</text:p>
          </table:table-cell>
          <table:table-cell office:value-type="float" office:value="15.7175" calcext:value-type="float">
            <text:p>15.7175</text:p>
          </table:table-cell>
          <table:table-cell office:value-type="float" office:value="38.0164" calcext:value-type="float">
            <text:p>38.0164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077" calcext:value-type="float">
            <text:p>0.0077</text:p>
          </table:table-cell>
          <table:table-cell office:value-type="float" office:value="97.5782" calcext:value-type="float">
            <text:p>97.57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p01_13G(A)_ol6_1</text:p>
          </table:table-cell>
          <table:table-cell office:value-type="float" office:value="45.3714" calcext:value-type="float">
            <text:p>45.3714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806" calcext:value-type="float">
            <text:p>0.2806</text:p>
          </table:table-cell>
          <table:table-cell office:value-type="float" office:value="12.6224" calcext:value-type="float">
            <text:p>12.6224</text:p>
          </table:table-cell>
          <table:table-cell office:value-type="float" office:value="38.9625" calcext:value-type="float">
            <text:p>38.9625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131" calcext:value-type="float">
            <text:p>0.0131</text:p>
          </table:table-cell>
          <table:table-cell office:value-type="float" office:value="97.7636" calcext:value-type="float">
            <text:p>97.76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p01_13G(A)_ol6_2</text:p>
          </table:table-cell>
          <table:table-cell office:value-type="float" office:value="45.7109" calcext:value-type="float">
            <text:p>45.7109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2847" calcext:value-type="float">
            <text:p>0.2847</text:p>
          </table:table-cell>
          <table:table-cell office:value-type="float" office:value="12.5478" calcext:value-type="float">
            <text:p>12.5478</text:p>
          </table:table-cell>
          <table:table-cell office:value-type="float" office:value="38.9839" calcext:value-type="float">
            <text:p>38.9839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073" calcext:value-type="float">
            <text:p>0.0073</text:p>
          </table:table-cell>
          <table:table-cell office:value-type="float" office:value="98.0586" calcext:value-type="float">
            <text:p>98.05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p01_13G(A)_ol6_3</text:p>
          </table:table-cell>
          <table:table-cell office:value-type="float" office:value="45.6339" calcext:value-type="float">
            <text:p>45.6339</text:p>
          </table:table-cell>
          <table:table-cell office:value-type="float" office:value="0.1774" calcext:value-type="float">
            <text:p>0.1774</text:p>
          </table:table-cell>
          <table:table-cell office:value-type="float" office:value="0.2717" calcext:value-type="float">
            <text:p>0.2717</text:p>
          </table:table-cell>
          <table:table-cell office:value-type="float" office:value="12.5285" calcext:value-type="float">
            <text:p>12.5285</text:p>
          </table:table-cell>
          <table:table-cell office:value-type="float" office:value="38.8147" calcext:value-type="float">
            <text:p>38.8147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056" calcext:value-type="float">
            <text:p>0.0056</text:p>
          </table:table-cell>
          <table:table-cell office:value-type="float" office:value="97.7697" calcext:value-type="float">
            <text:p>97.76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p01_13G(A)_ol7_1</text:p>
          </table:table-cell>
          <table:table-cell office:value-type="float" office:value="45.6045" calcext:value-type="float">
            <text:p>45.604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2623" calcext:value-type="float">
            <text:p>0.2623</text:p>
          </table:table-cell>
          <table:table-cell office:value-type="float" office:value="12.1932" calcext:value-type="float">
            <text:p>12.1932</text:p>
          </table:table-cell>
          <table:table-cell office:value-type="float" office:value="38.7706" calcext:value-type="float">
            <text:p>38.770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117" calcext:value-type="float">
            <text:p>0.0117</text:p>
          </table:table-cell>
          <table:table-cell office:value-type="float" office:value="97.3491" calcext:value-type="float">
            <text:p>97.34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p01_13G(A)_ol7_2</text:p>
          </table:table-cell>
          <table:table-cell office:value-type="float" office:value="45.7131" calcext:value-type="float">
            <text:p>45.7131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2658" calcext:value-type="float">
            <text:p>0.2658</text:p>
          </table:table-cell>
          <table:table-cell office:value-type="float" office:value="12.3897" calcext:value-type="float">
            <text:p>12.3897</text:p>
          </table:table-cell>
          <table:table-cell office:value-type="float" office:value="38.8593" calcext:value-type="float">
            <text:p>38.8593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0438" calcext:value-type="float">
            <text:p>0.0438</text:p>
          </table:table-cell>
          <table:table-cell office:value-type="float" office:value="0" calcext:value-type="float">
            <text:p>0</text:p>
          </table:table-cell>
          <table:table-cell office:value-type="float" office:value="97.7284" calcext:value-type="float">
            <text:p>97.72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p01_13G(A)_ol7_3</text:p>
          </table:table-cell>
          <table:table-cell office:value-type="float" office:value="45.7614" calcext:value-type="float">
            <text:p>45.7614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2661" calcext:value-type="float">
            <text:p>0.2661</text:p>
          </table:table-cell>
          <table:table-cell office:value-type="float" office:value="12.5855" calcext:value-type="float">
            <text:p>12.5855</text:p>
          </table:table-cell>
          <table:table-cell office:value-type="float" office:value="38.6894" calcext:value-type="float">
            <text:p>38.6894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0415" calcext:value-type="float">
            <text:p>0.0415</text:p>
          </table:table-cell>
          <table:table-cell office:value-type="float" office:value="0" calcext:value-type="float">
            <text:p>0</text:p>
          </table:table-cell>
          <table:table-cell office:value-type="float" office:value="97.8066" calcext:value-type="float">
            <text:p>97.80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ap01_13G(A)_ol13_1</text:p>
          </table:table-cell>
          <table:table-cell office:value-type="float" office:value="46.0607" calcext:value-type="float">
            <text:p>46.0607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2874" calcext:value-type="float">
            <text:p>0.2874</text:p>
          </table:table-cell>
          <table:table-cell office:value-type="float" office:value="11.8114" calcext:value-type="float">
            <text:p>11.8114</text:p>
          </table:table-cell>
          <table:table-cell office:value-type="float" office:value="38.9461" calcext:value-type="float">
            <text:p>38.9461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0576" calcext:value-type="float">
            <text:p>0.0576</text:p>
          </table:table-cell>
          <table:table-cell office:value-type="float" office:value="0" calcext:value-type="float">
            <text:p>0</text:p>
          </table:table-cell>
          <table:table-cell office:value-type="float" office:value="97.6062" calcext:value-type="float">
            <text:p>97.6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ap01_13G(A)_ol13_2</text:p>
          </table:table-cell>
          <table:table-cell office:value-type="float" office:value="46.2207" calcext:value-type="float">
            <text:p>46.2207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2837" calcext:value-type="float">
            <text:p>0.2837</text:p>
          </table:table-cell>
          <table:table-cell office:value-type="float" office:value="11.8206" calcext:value-type="float">
            <text:p>11.8206</text:p>
          </table:table-cell>
          <table:table-cell office:value-type="float" office:value="38.8281" calcext:value-type="float">
            <text:p>38.8281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005" calcext:value-type="float">
            <text:p>0.0005</text:p>
          </table:table-cell>
          <table:table-cell office:value-type="float" office:value="97.6757" calcext:value-type="float">
            <text:p>97.67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p01_13G(A)_ol13_3</text:p>
          </table:table-cell>
          <table:table-cell office:value-type="float" office:value="46.236" calcext:value-type="float">
            <text:p>46.236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279" calcext:value-type="float">
            <text:p>0.279</text:p>
          </table:table-cell>
          <table:table-cell office:value-type="float" office:value="11.888" calcext:value-type="float">
            <text:p>11.888</text:p>
          </table:table-cell>
          <table:table-cell office:value-type="float" office:value="39.164" calcext:value-type="float">
            <text:p>39.164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079" calcext:value-type="float">
            <text:p>0.0079</text:p>
          </table:table-cell>
          <table:table-cell office:value-type="float" office:value="98.0912" calcext:value-type="float">
            <text:p>98.09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p01_13G(A)_ol12_1</text:p>
          </table:table-cell>
          <table:table-cell office:value-type="float" office:value="44.5983" calcext:value-type="float">
            <text:p>44.5983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2676" calcext:value-type="float">
            <text:p>0.2676</text:p>
          </table:table-cell>
          <table:table-cell office:value-type="float" office:value="13.9682" calcext:value-type="float">
            <text:p>13.9682</text:p>
          </table:table-cell>
          <table:table-cell office:value-type="float" office:value="38.7318" calcext:value-type="float">
            <text:p>38.7318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0505" calcext:value-type="float">
            <text:p>0.0505</text:p>
          </table:table-cell>
          <table:table-cell office:value-type="float" office:value="0" calcext:value-type="float">
            <text:p>0</text:p>
          </table:table-cell>
          <table:table-cell office:value-type="float" office:value="98.1096" calcext:value-type="float">
            <text:p>98.10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ap01_13G(A)_ol12_2</text:p>
          </table:table-cell>
          <table:table-cell office:value-type="float" office:value="44.7644" calcext:value-type="float">
            <text:p>44.7644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2638" calcext:value-type="float">
            <text:p>0.2638</text:p>
          </table:table-cell>
          <table:table-cell office:value-type="float" office:value="13.751" calcext:value-type="float">
            <text:p>13.751</text:p>
          </table:table-cell>
          <table:table-cell office:value-type="float" office:value="38.7501" calcext:value-type="float">
            <text:p>38.7501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456" calcext:value-type="float">
            <text:p>0.0456</text:p>
          </table:table-cell>
          <table:table-cell office:value-type="float" office:value="0" calcext:value-type="float">
            <text:p>0</text:p>
          </table:table-cell>
          <table:table-cell office:value-type="float" office:value="98.1021" calcext:value-type="float">
            <text:p>98.1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ap01_13G(A)_ol12_3</text:p>
          </table:table-cell>
          <table:table-cell office:value-type="float" office:value="44.6479" calcext:value-type="float">
            <text:p>44.6479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2679" calcext:value-type="float">
            <text:p>0.2679</text:p>
          </table:table-cell>
          <table:table-cell office:value-type="float" office:value="13.7709" calcext:value-type="float">
            <text:p>13.7709</text:p>
          </table:table-cell>
          <table:table-cell office:value-type="float" office:value="38.8976" calcext:value-type="float">
            <text:p>38.8976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0484" calcext:value-type="float">
            <text:p>0.0484</text:p>
          </table:table-cell>
          <table:table-cell office:value-type="float" office:value="0" calcext:value-type="float">
            <text:p>0</text:p>
          </table:table-cell>
          <table:table-cell office:value-type="float" office:value="98.1444" calcext:value-type="float">
            <text:p>98.14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ap01_13G(A)_ol11_1</text:p>
          </table:table-cell>
          <table:table-cell office:value-type="float" office:value="44.682" calcext:value-type="float">
            <text:p>44.682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2421" calcext:value-type="float">
            <text:p>0.2421</text:p>
          </table:table-cell>
          <table:table-cell office:value-type="float" office:value="13.6462" calcext:value-type="float">
            <text:p>13.6462</text:p>
          </table:table-cell>
          <table:table-cell office:value-type="float" office:value="39.0014" calcext:value-type="float">
            <text:p>39.0014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53" calcext:value-type="float">
            <text:p>0.0153</text:p>
          </table:table-cell>
          <table:table-cell office:value-type="float" office:value="98.1033" calcext:value-type="float">
            <text:p>98.10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ap01_13G(A)_ol11_2</text:p>
          </table:table-cell>
          <table:table-cell office:value-type="float" office:value="44.835" calcext:value-type="float">
            <text:p>44.835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2308" calcext:value-type="float">
            <text:p>0.2308</text:p>
          </table:table-cell>
          <table:table-cell office:value-type="float" office:value="13.7277" calcext:value-type="float">
            <text:p>13.7277</text:p>
          </table:table-cell>
          <table:table-cell office:value-type="float" office:value="39.1167" calcext:value-type="float">
            <text:p>39.1167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156" calcext:value-type="float">
            <text:p>0.0156</text:p>
          </table:table-cell>
          <table:table-cell office:value-type="float" office:value="98.4456" calcext:value-type="float">
            <text:p>98.44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p01_13G(A)_ol11_3</text:p>
          </table:table-cell>
          <table:table-cell office:value-type="float" office:value="44.5235" calcext:value-type="float">
            <text:p>44.5235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243" calcext:value-type="float">
            <text:p>0.243</text:p>
          </table:table-cell>
          <table:table-cell office:value-type="float" office:value="13.7647" calcext:value-type="float">
            <text:p>13.7647</text:p>
          </table:table-cell>
          <table:table-cell office:value-type="float" office:value="38.6868" calcext:value-type="float">
            <text:p>38.6868</text:p>
          </table:table-cell>
          <table:table-cell office:value-type="float" office:value="0.27" calcext:value-type="float">
            <text:p>0.2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55" calcext:value-type="float">
            <text:p>0.0155</text:p>
          </table:table-cell>
          <table:table-cell office:value-type="float" office:value="97.7597" calcext:value-type="float">
            <text:p>97.75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ap01_13G(A)_ol10_1</text:p>
          </table:table-cell>
          <table:table-cell office:value-type="float" office:value="44.8963" calcext:value-type="float">
            <text:p>44.8963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2693" calcext:value-type="float">
            <text:p>0.2693</text:p>
          </table:table-cell>
          <table:table-cell office:value-type="float" office:value="13.5863" calcext:value-type="float">
            <text:p>13.5863</text:p>
          </table:table-cell>
          <table:table-cell office:value-type="float" office:value="38.8865" calcext:value-type="float">
            <text:p>38.8865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" calcext:value-type="float">
            <text:p>0</text:p>
          </table:table-cell>
          <table:table-cell office:value-type="float" office:value="98.1674" calcext:value-type="float">
            <text:p>98.16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ap01_13G(A)_ol10_2</text:p>
          </table:table-cell>
          <table:table-cell office:value-type="float" office:value="44.963" calcext:value-type="float">
            <text:p>44.963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2613" calcext:value-type="float">
            <text:p>0.2613</text:p>
          </table:table-cell>
          <table:table-cell office:value-type="float" office:value="13.4887" calcext:value-type="float">
            <text:p>13.4887</text:p>
          </table:table-cell>
          <table:table-cell office:value-type="float" office:value="38.9623" calcext:value-type="float">
            <text:p>38.9623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54" calcext:value-type="float">
            <text:p>0.0154</text:p>
          </table:table-cell>
          <table:table-cell office:value-type="float" office:value="98.2372" calcext:value-type="float">
            <text:p>98.23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ap01_13G(A)_ol10_3</text:p>
          </table:table-cell>
          <table:table-cell office:value-type="float" office:value="44.9239" calcext:value-type="float">
            <text:p>44.9239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2649" calcext:value-type="float">
            <text:p>0.2649</text:p>
          </table:table-cell>
          <table:table-cell office:value-type="float" office:value="13.3529" calcext:value-type="float">
            <text:p>13.3529</text:p>
          </table:table-cell>
          <table:table-cell office:value-type="float" office:value="38.6554" calcext:value-type="float">
            <text:p>38.6554</text:p>
          </table:table-cell>
          <table:table-cell office:value-type="float" office:value="0.2794" calcext:value-type="float">
            <text:p>0.2794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09" calcext:value-type="float">
            <text:p>0.009</text:p>
          </table:table-cell>
          <table:table-cell office:value-type="float" office:value="97.7419" calcext:value-type="float">
            <text:p>97.74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ap01_13G(A)_ol9_1</text:p>
          </table:table-cell>
          <table:table-cell office:value-type="float" office:value="46.0755" calcext:value-type="float">
            <text:p>46.075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2656" calcext:value-type="float">
            <text:p>0.2656</text:p>
          </table:table-cell>
          <table:table-cell office:value-type="float" office:value="12.2517" calcext:value-type="float">
            <text:p>12.2517</text:p>
          </table:table-cell>
          <table:table-cell office:value-type="float" office:value="39.2965" calcext:value-type="float">
            <text:p>39.2965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05" calcext:value-type="float">
            <text:p>0.05</text:p>
          </table:table-cell>
          <table:table-cell office:value-type="float" office:value="0.0065" calcext:value-type="float">
            <text:p>0.0065</text:p>
          </table:table-cell>
          <table:table-cell office:value-type="float" office:value="98.4087" calcext:value-type="float">
            <text:p>98.40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p01_13G(A)_ol9_2</text:p>
          </table:table-cell>
          <table:table-cell office:value-type="float" office:value="45.968" calcext:value-type="float">
            <text:p>45.968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42" calcext:value-type="float">
            <text:p>0.2542</text:p>
          </table:table-cell>
          <table:table-cell office:value-type="float" office:value="12.1909" calcext:value-type="float">
            <text:p>12.1909</text:p>
          </table:table-cell>
          <table:table-cell office:value-type="float" office:value="39.4388" calcext:value-type="float">
            <text:p>39.4388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112" calcext:value-type="float">
            <text:p>0.0112</text:p>
          </table:table-cell>
          <table:table-cell office:value-type="float" office:value="98.3481" calcext:value-type="float">
            <text:p>98.34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p01_13G(A)_ol9_3</text:p>
          </table:table-cell>
          <table:table-cell office:value-type="float" office:value="45.9707" calcext:value-type="float">
            <text:p>45.9707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2627" calcext:value-type="float">
            <text:p>0.2627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39.1268" calcext:value-type="float">
            <text:p>39.1268</text:p>
          </table:table-cell>
          <table:table-cell office:value-type="float" office:value="0.2523" calcext:value-type="float">
            <text:p>0.2523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086" calcext:value-type="float">
            <text:p>0.0086</text:p>
          </table:table-cell>
          <table:table-cell office:value-type="float" office:value="97.9865" calcext:value-type="float">
            <text:p>97.98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p01_13G(A)_ol8_1</text:p>
          </table:table-cell>
          <table:table-cell office:value-type="float" office:value="44.615" calcext:value-type="float">
            <text:p>44.61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72" calcext:value-type="float">
            <text:p>0.2272</text:p>
          </table:table-cell>
          <table:table-cell office:value-type="float" office:value="13.8055" calcext:value-type="float">
            <text:p>13.8055</text:p>
          </table:table-cell>
          <table:table-cell office:value-type="float" office:value="38.841" calcext:value-type="float">
            <text:p>38.841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024" calcext:value-type="float">
            <text:p>0.0024</text:p>
          </table:table-cell>
          <table:table-cell office:value-type="float" office:value="98.0396" calcext:value-type="float">
            <text:p>98.03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p01_13G(A)_ol8_2</text:p>
          </table:table-cell>
          <table:table-cell office:value-type="float" office:value="44.6552" calcext:value-type="float">
            <text:p>44.6552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186" calcext:value-type="float">
            <text:p>0.2186</text:p>
          </table:table-cell>
          <table:table-cell office:value-type="float" office:value="13.8245" calcext:value-type="float">
            <text:p>13.8245</text:p>
          </table:table-cell>
          <table:table-cell office:value-type="float" office:value="38.9959" calcext:value-type="float">
            <text:p>38.9959</text:p>
          </table:table-cell>
          <table:table-cell office:value-type="float" office:value="0.266" calcext:value-type="float">
            <text:p>0.26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062" calcext:value-type="float">
            <text:p>0.0062</text:p>
          </table:table-cell>
          <table:table-cell office:value-type="float" office:value="98.2296" calcext:value-type="float">
            <text:p>98.22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ap01_13G(A)_ol8_3</text:p>
          </table:table-cell>
          <table:table-cell office:value-type="float" office:value="44.6477" calcext:value-type="float">
            <text:p>44.6477</text:p>
          </table:table-cell>
          <table:table-cell table:number-columns-repeated="2" office:value-type="float" office:value="0.2297" calcext:value-type="float">
            <text:p>0.2297</text:p>
          </table:table-cell>
          <table:table-cell office:value-type="float" office:value="14.2025" calcext:value-type="float">
            <text:p>14.2025</text:p>
          </table:table-cell>
          <table:table-cell office:value-type="float" office:value="39.0891" calcext:value-type="float">
            <text:p>39.0891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0503" calcext:value-type="float">
            <text:p>0.0503</text:p>
          </table:table-cell>
          <table:table-cell office:value-type="float" office:value="0" calcext:value-type="float">
            <text:p>0</text:p>
          </table:table-cell>
          <table:table-cell office:value-type="float" office:value="98.7152" calcext:value-type="float">
            <text:p>98.71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ap01_13G(A)_ol14_1</text:p>
          </table:table-cell>
          <table:table-cell office:value-type="float" office:value="45.001" calcext:value-type="float">
            <text:p>45.00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82" calcext:value-type="float">
            <text:p>0.2382</text:p>
          </table:table-cell>
          <table:table-cell office:value-type="float" office:value="13.2842" calcext:value-type="float">
            <text:p>13.2842</text:p>
          </table:table-cell>
          <table:table-cell office:value-type="float" office:value="39.0401" calcext:value-type="float">
            <text:p>39.0401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021" calcext:value-type="float">
            <text:p>0.0021</text:p>
          </table:table-cell>
          <table:table-cell office:value-type="float" office:value="98.0934" calcext:value-type="float">
            <text:p>98.09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ap01_13G(A)_ol14_2</text:p>
          </table:table-cell>
          <table:table-cell office:value-type="float" office:value="44.9663" calcext:value-type="float">
            <text:p>44.966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2467" calcext:value-type="float">
            <text:p>0.2467</text:p>
          </table:table-cell>
          <table:table-cell office:value-type="float" office:value="13.5108" calcext:value-type="float">
            <text:p>13.5108</text:p>
          </table:table-cell>
          <table:table-cell office:value-type="float" office:value="39.1264" calcext:value-type="float">
            <text:p>39.1264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office:value-type="float" office:value="98.3877" calcext:value-type="float">
            <text:p>98.38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ap01_13G(A)_ol14_3</text:p>
          </table:table-cell>
          <table:table-cell office:value-type="float" office:value="45.0328" calcext:value-type="float">
            <text:p>45.0328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242" calcext:value-type="float">
            <text:p>0.242</text:p>
          </table:table-cell>
          <table:table-cell office:value-type="float" office:value="13.0576" calcext:value-type="float">
            <text:p>13.0576</text:p>
          </table:table-cell>
          <table:table-cell office:value-type="float" office:value="38.9276" calcext:value-type="float">
            <text:p>38.92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104" calcext:value-type="float">
            <text:p>0.0104</text:p>
          </table:table-cell>
          <table:table-cell office:value-type="float" office:value="97.793" calcext:value-type="float">
            <text:p>97.7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ap01_13G(A)_ol15_1</text:p>
          </table:table-cell>
          <table:table-cell office:value-type="float" office:value="46.1184" calcext:value-type="float">
            <text:p>46.1184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263" calcext:value-type="float">
            <text:p>0.263</text:p>
          </table:table-cell>
          <table:table-cell office:value-type="float" office:value="12.2078" calcext:value-type="float">
            <text:p>12.2078</text:p>
          </table:table-cell>
          <table:table-cell office:value-type="float" office:value="39.3438" calcext:value-type="float">
            <text:p>39.3438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045" calcext:value-type="float">
            <text:p>0.0045</text:p>
          </table:table-cell>
          <table:table-cell office:value-type="float" office:value="98.4317" calcext:value-type="float">
            <text:p>98.43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p01_13G(A)_ol15_2</text:p>
          </table:table-cell>
          <table:table-cell office:value-type="float" office:value="46.0657" calcext:value-type="float">
            <text:p>46.0657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2616" calcext:value-type="float">
            <text:p>0.2616</text:p>
          </table:table-cell>
          <table:table-cell office:value-type="float" office:value="12.2834" calcext:value-type="float">
            <text:p>12.2834</text:p>
          </table:table-cell>
          <table:table-cell office:value-type="float" office:value="39.3988" calcext:value-type="float">
            <text:p>39.3988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142" calcext:value-type="float">
            <text:p>0.0142</text:p>
          </table:table-cell>
          <table:table-cell office:value-type="float" office:value="98.4936" calcext:value-type="float">
            <text:p>98.49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p01_13G(A)_ol15_3</text:p>
          </table:table-cell>
          <table:table-cell office:value-type="float" office:value="46.0015" calcext:value-type="float">
            <text:p>46.0015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641" calcext:value-type="float">
            <text:p>0.2641</text:p>
          </table:table-cell>
          <table:table-cell office:value-type="float" office:value="12.1721" calcext:value-type="float">
            <text:p>12.1721</text:p>
          </table:table-cell>
          <table:table-cell office:value-type="float" office:value="39.4959" calcext:value-type="float">
            <text:p>39.4959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093" calcext:value-type="float">
            <text:p>0.0093</text:p>
          </table:table-cell>
          <table:table-cell office:value-type="float" office:value="98.4603" calcext:value-type="float">
            <text:p>98.46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ap01_13G(A)_ol16_1</text:p>
          </table:table-cell>
          <table:table-cell office:value-type="float" office:value="44.81" calcext:value-type="float">
            <text:p>44.8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281" calcext:value-type="float">
            <text:p>0.2281</text:p>
          </table:table-cell>
          <table:table-cell office:value-type="float" office:value="13.7228" calcext:value-type="float">
            <text:p>13.7228</text:p>
          </table:table-cell>
          <table:table-cell office:value-type="float" office:value="38.9865" calcext:value-type="float">
            <text:p>38.986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109" calcext:value-type="float">
            <text:p>0.0109</text:p>
          </table:table-cell>
          <table:table-cell office:value-type="float" office:value="98.2595" calcext:value-type="float">
            <text:p>98.25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ap01_13G(A)_ol16_2</text:p>
          </table:table-cell>
          <table:table-cell office:value-type="float" office:value="44.7581" calcext:value-type="float">
            <text:p>44.7581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12" calcext:value-type="float">
            <text:p>0.212</text:p>
          </table:table-cell>
          <table:table-cell office:value-type="float" office:value="13.857" calcext:value-type="float">
            <text:p>13.857</text:p>
          </table:table-cell>
          <table:table-cell office:value-type="float" office:value="39.0546" calcext:value-type="float">
            <text:p>39.0546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012" calcext:value-type="float">
            <text:p>0.0012</text:p>
          </table:table-cell>
          <table:table-cell office:value-type="float" office:value="98.3962" calcext:value-type="float">
            <text:p>98.39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ap01_13G(A)_ol16_3</text:p>
          </table:table-cell>
          <table:table-cell office:value-type="float" office:value="44.8626" calcext:value-type="float">
            <text:p>44.8626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2228" calcext:value-type="float">
            <text:p>0.2228</text:p>
          </table:table-cell>
          <table:table-cell office:value-type="float" office:value="13.8104" calcext:value-type="float">
            <text:p>13.8104</text:p>
          </table:table-cell>
          <table:table-cell office:value-type="float" office:value="38.9882" calcext:value-type="float">
            <text:p>38.9882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049" calcext:value-type="float">
            <text:p>0.0049</text:p>
          </table:table-cell>
          <table:table-cell office:value-type="float" office:value="98.4045" calcext:value-type="float">
            <text:p>98.40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ap01_13G(A)_ol17_1</text:p>
          </table:table-cell>
          <table:table-cell office:value-type="float" office:value="44.7728" calcext:value-type="float">
            <text:p>44.7728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2292" calcext:value-type="float">
            <text:p>0.2292</text:p>
          </table:table-cell>
          <table:table-cell office:value-type="float" office:value="13.8566" calcext:value-type="float">
            <text:p>13.8566</text:p>
          </table:table-cell>
          <table:table-cell office:value-type="float" office:value="39.0361" calcext:value-type="float">
            <text:p>39.0361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162" calcext:value-type="float">
            <text:p>0.0162</text:p>
          </table:table-cell>
          <table:table-cell office:value-type="float" office:value="98.4429" calcext:value-type="float">
            <text:p>98.44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ap01_13G(A)_ol17_2</text:p>
          </table:table-cell>
          <table:table-cell office:value-type="float" office:value="44.7902" calcext:value-type="float">
            <text:p>44.7902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2241" calcext:value-type="float">
            <text:p>0.2241</text:p>
          </table:table-cell>
          <table:table-cell office:value-type="float" office:value="13.9855" calcext:value-type="float">
            <text:p>13.9855</text:p>
          </table:table-cell>
          <table:table-cell office:value-type="float" office:value="38.973" calcext:value-type="float">
            <text:p>38.973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081" calcext:value-type="float">
            <text:p>0.0081</text:p>
          </table:table-cell>
          <table:table-cell office:value-type="float" office:value="98.5212" calcext:value-type="float">
            <text:p>98.52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ap01_13G(A)_ol17_3</text:p>
          </table:table-cell>
          <table:table-cell office:value-type="float" office:value="44.8037" calcext:value-type="float">
            <text:p>44.803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35" calcext:value-type="float">
            <text:p>0.2335</text:p>
          </table:table-cell>
          <table:table-cell office:value-type="float" office:value="13.9947" calcext:value-type="float">
            <text:p>13.9947</text:p>
          </table:table-cell>
          <table:table-cell office:value-type="float" office:value="39.1726" calcext:value-type="float">
            <text:p>39.1726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168" calcext:value-type="float">
            <text:p>0.0168</text:p>
          </table:table-cell>
          <table:table-cell office:value-type="float" office:value="98.7556" calcext:value-type="float">
            <text:p>98.7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ap01_13G(A)_ol18_1</text:p>
          </table:table-cell>
          <table:table-cell office:value-type="float" office:value="45.9954" calcext:value-type="float">
            <text:p>45.9954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3221" calcext:value-type="float">
            <text:p>0.3221</text:p>
          </table:table-cell>
          <table:table-cell office:value-type="float" office:value="12.275" calcext:value-type="float">
            <text:p>12.275</text:p>
          </table:table-cell>
          <table:table-cell office:value-type="float" office:value="39.264" calcext:value-type="float">
            <text:p>39.2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62" calcext:value-type="float">
            <text:p>0.0462</text:p>
          </table:table-cell>
          <table:table-cell office:value-type="float" office:value="0" calcext:value-type="float">
            <text:p>0</text:p>
          </table:table-cell>
          <table:table-cell office:value-type="float" office:value="98.3688" calcext:value-type="float">
            <text:p>98.36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p01_13G(A)_ol18_2</text:p>
          </table:table-cell>
          <table:table-cell office:value-type="float" office:value="45.9203" calcext:value-type="float">
            <text:p>45.9203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3176" calcext:value-type="float">
            <text:p>0.3176</text:p>
          </table:table-cell>
          <table:table-cell office:value-type="float" office:value="12.3059" calcext:value-type="float">
            <text:p>12.3059</text:p>
          </table:table-cell>
          <table:table-cell office:value-type="float" office:value="39.2595" calcext:value-type="float">
            <text:p>39.2595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103" calcext:value-type="float">
            <text:p>0.0103</text:p>
          </table:table-cell>
          <table:table-cell office:value-type="float" office:value="98.3181" calcext:value-type="float">
            <text:p>98.31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ap01_13G(A)_ol18_3</text:p>
          </table:table-cell>
          <table:table-cell office:value-type="float" office:value="45.9466" calcext:value-type="float">
            <text:p>45.9466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3135" calcext:value-type="float">
            <text:p>0.3135</text:p>
          </table:table-cell>
          <table:table-cell office:value-type="float" office:value="12.0261" calcext:value-type="float">
            <text:p>12.0261</text:p>
          </table:table-cell>
          <table:table-cell office:value-type="float" office:value="39.3719" calcext:value-type="float">
            <text:p>39.3719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18" calcext:value-type="float">
            <text:p>0.018</text:p>
          </table:table-cell>
          <table:table-cell office:value-type="float" office:value="98.206" calcext:value-type="float">
            <text:p>98.2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ap01_13G(A)_ol22_1</text:p>
          </table:table-cell>
          <table:table-cell office:value-type="float" office:value="44.0781" calcext:value-type="float">
            <text:p>44.0781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2538" calcext:value-type="float">
            <text:p>0.2538</text:p>
          </table:table-cell>
          <table:table-cell office:value-type="float" office:value="14.4501" calcext:value-type="float">
            <text:p>14.4501</text:p>
          </table:table-cell>
          <table:table-cell office:value-type="float" office:value="38.9869" calcext:value-type="float">
            <text:p>38.9869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0364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98.3369" calcext:value-type="float">
            <text:p>98.33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ap01_13G(A)_ol22_2</text:p>
          </table:table-cell>
          <table:table-cell office:value-type="float" office:value="43.9893" calcext:value-type="float">
            <text:p>43.9893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2498" calcext:value-type="float">
            <text:p>0.2498</text:p>
          </table:table-cell>
          <table:table-cell office:value-type="float" office:value="14.5535" calcext:value-type="float">
            <text:p>14.5535</text:p>
          </table:table-cell>
          <table:table-cell office:value-type="float" office:value="38.6819" calcext:value-type="float">
            <text:p>38.6819</text:p>
          </table:table-cell>
          <table:table-cell office:value-type="float" office:value="0.2953" calcext:value-type="float">
            <text:p>0.295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01" calcext:value-type="float">
            <text:p>0.0101</text:p>
          </table:table-cell>
          <table:table-cell office:value-type="float" office:value="98.0509" calcext:value-type="float">
            <text:p>98.05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ap01_13G(A)_ol22_3</text:p>
          </table:table-cell>
          <table:table-cell office:value-type="float" office:value="43.7771" calcext:value-type="float">
            <text:p>43.7771</text:p>
          </table:table-cell>
          <table:table-cell office:value-type="float" office:value="0.24" calcext:value-type="float">
            <text:p>0.24</text:p>
          </table:table-cell>
          <table:table-cell office:value-type="float" office:value="0.239" calcext:value-type="float">
            <text:p>0.239</text:p>
          </table:table-cell>
          <table:table-cell office:value-type="float" office:value="15.1605" calcext:value-type="float">
            <text:p>15.1605</text:p>
          </table:table-cell>
          <table:table-cell office:value-type="float" office:value="38.5663" calcext:value-type="float">
            <text:p>38.5663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064" calcext:value-type="float">
            <text:p>0.0064</text:p>
          </table:table-cell>
          <table:table-cell office:value-type="float" office:value="98.3199" calcext:value-type="float">
            <text:p>98.31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ap01_13G(A)_ol21_1</text:p>
          </table:table-cell>
          <table:table-cell office:value-type="float" office:value="45.8162" calcext:value-type="float">
            <text:p>45.816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3174" calcext:value-type="float">
            <text:p>0.3174</text:p>
          </table:table-cell>
          <table:table-cell office:value-type="float" office:value="12.162" calcext:value-type="float">
            <text:p>12.162</text:p>
          </table:table-cell>
          <table:table-cell office:value-type="float" office:value="39.0486" calcext:value-type="float">
            <text:p>39.0486</text:p>
          </table:table-cell>
          <table:table-cell office:value-type="float" office:value="0.27" calcext:value-type="float">
            <text:p>0.27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08" calcext:value-type="float">
            <text:p>0.008</text:p>
          </table:table-cell>
          <table:table-cell office:value-type="float" office:value="97.8569" calcext:value-type="float">
            <text:p>97.85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ap01_13G(A)_ol21_2</text:p>
          </table:table-cell>
          <table:table-cell office:value-type="float" office:value="45.8896" calcext:value-type="float">
            <text:p>45.8896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3238" calcext:value-type="float">
            <text:p>0.3238</text:p>
          </table:table-cell>
          <table:table-cell office:value-type="float" office:value="11.9962" calcext:value-type="float">
            <text:p>11.9962</text:p>
          </table:table-cell>
          <table:table-cell office:value-type="float" office:value="39.1578" calcext:value-type="float">
            <text:p>39.1578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135" calcext:value-type="float">
            <text:p>0.0135</text:p>
          </table:table-cell>
          <table:table-cell office:value-type="float" office:value="97.8982" calcext:value-type="float">
            <text:p>97.89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ap01_13G(A)_ol21_3</text:p>
          </table:table-cell>
          <table:table-cell office:value-type="float" office:value="45.6896" calcext:value-type="float">
            <text:p>45.6896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3206" calcext:value-type="float">
            <text:p>0.3206</text:p>
          </table:table-cell>
          <table:table-cell office:value-type="float" office:value="12.2487" calcext:value-type="float">
            <text:p>12.2487</text:p>
          </table:table-cell>
          <table:table-cell office:value-type="float" office:value="39.022" calcext:value-type="float">
            <text:p>39.022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082" calcext:value-type="float">
            <text:p>0.0082</text:p>
          </table:table-cell>
          <table:table-cell office:value-type="float" office:value="97.8022" calcext:value-type="float">
            <text:p>97.80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ap01_13G(A)_ol20_1</text:p>
          </table:table-cell>
          <table:table-cell office:value-type="float" office:value="45.6787" calcext:value-type="float">
            <text:p>45.6787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2944" calcext:value-type="float">
            <text:p>0.2944</text:p>
          </table:table-cell>
          <table:table-cell office:value-type="float" office:value="12.4028" calcext:value-type="float">
            <text:p>12.4028</text:p>
          </table:table-cell>
          <table:table-cell office:value-type="float" office:value="39.0724" calcext:value-type="float">
            <text:p>39.0724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0606" calcext:value-type="float">
            <text:p>0.0606</text:p>
          </table:table-cell>
          <table:table-cell office:value-type="float" office:value="0" calcext:value-type="float">
            <text:p>0</text:p>
          </table:table-cell>
          <table:table-cell office:value-type="float" office:value="97.9773" calcext:value-type="float">
            <text:p>97.97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ap01_13G(A)_ol20_2</text:p>
          </table:table-cell>
          <table:table-cell office:value-type="float" office:value="45.835" calcext:value-type="float">
            <text:p>45.835</text:p>
          </table:table-cell>
          <table:table-cell office:value-type="float" office:value="0.183" calcext:value-type="float">
            <text:p>0.183</text:p>
          </table:table-cell>
          <table:table-cell office:value-type="float" office:value="0.3132" calcext:value-type="float">
            <text:p>0.3132</text:p>
          </table:table-cell>
          <table:table-cell office:value-type="float" office:value="12.3618" calcext:value-type="float">
            <text:p>12.3618</text:p>
          </table:table-cell>
          <table:table-cell office:value-type="float" office:value="39.1178" calcext:value-type="float">
            <text:p>39.1178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146" calcext:value-type="float">
            <text:p>0.0146</text:p>
          </table:table-cell>
          <table:table-cell office:value-type="float" office:value="98.1473" calcext:value-type="float">
            <text:p>98.14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ap01_13G(A)_ol20_3</text:p>
          </table:table-cell>
          <table:table-cell office:value-type="float" office:value="45.6429" calcext:value-type="float">
            <text:p>45.6429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2962" calcext:value-type="float">
            <text:p>0.2962</text:p>
          </table:table-cell>
          <table:table-cell office:value-type="float" office:value="12.2576" calcext:value-type="float">
            <text:p>12.2576</text:p>
          </table:table-cell>
          <table:table-cell office:value-type="float" office:value="38.9796" calcext:value-type="float">
            <text:p>38.9796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087" calcext:value-type="float">
            <text:p>0.0087</text:p>
          </table:table-cell>
          <table:table-cell office:value-type="float" office:value="97.7089" calcext:value-type="float">
            <text:p>97.70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ap01_13G(A)_ol23_1</text:p>
          </table:table-cell>
          <table:table-cell office:value-type="float" office:value="45.2119" calcext:value-type="float">
            <text:p>45.21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553" calcext:value-type="float">
            <text:p>0.2553</text:p>
          </table:table-cell>
          <table:table-cell office:value-type="float" office:value="13.0929" calcext:value-type="float">
            <text:p>13.0929</text:p>
          </table:table-cell>
          <table:table-cell office:value-type="float" office:value="39.3955" calcext:value-type="float">
            <text:p>39.3955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079" calcext:value-type="float">
            <text:p>0.0079</text:p>
          </table:table-cell>
          <table:table-cell office:value-type="float" office:value="98.4873" calcext:value-type="float">
            <text:p>98.48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p01_13G(A)_ol23_2</text:p>
          </table:table-cell>
          <table:table-cell office:value-type="float" office:value="45.0744" calcext:value-type="float">
            <text:p>45.0744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499" calcext:value-type="float">
            <text:p>0.2499</text:p>
          </table:table-cell>
          <table:table-cell office:value-type="float" office:value="13.0251" calcext:value-type="float">
            <text:p>13.0251</text:p>
          </table:table-cell>
          <table:table-cell office:value-type="float" office:value="39.5224" calcext:value-type="float">
            <text:p>39.5224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98.4133" calcext:value-type="float">
            <text:p>98.41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p01_13G(A)_ol23_3</text:p>
          </table:table-cell>
          <table:table-cell office:value-type="float" office:value="45.2708" calcext:value-type="float">
            <text:p>45.2708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2719" calcext:value-type="float">
            <text:p>0.2719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39.4054" calcext:value-type="float">
            <text:p>39.405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535" calcext:value-type="float">
            <text:p>0.0535</text:p>
          </table:table-cell>
          <table:table-cell office:value-type="float" office:value="0" calcext:value-type="float">
            <text:p>0</text:p>
          </table:table-cell>
          <table:table-cell office:value-type="float" office:value="98.4859" calcext:value-type="float">
            <text:p>98.48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p01_13G(A)_ol19_1</text:p>
          </table:table-cell>
          <table:table-cell office:value-type="float" office:value="44.8069" calcext:value-type="float">
            <text:p>44.8069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2628" calcext:value-type="float">
            <text:p>0.2628</text:p>
          </table:table-cell>
          <table:table-cell office:value-type="float" office:value="13.6201" calcext:value-type="float">
            <text:p>13.6201</text:p>
          </table:table-cell>
          <table:table-cell office:value-type="float" office:value="39.0464" calcext:value-type="float">
            <text:p>39.0464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171" calcext:value-type="float">
            <text:p>0.0171</text:p>
          </table:table-cell>
          <table:table-cell office:value-type="float" office:value="98.2963" calcext:value-type="float">
            <text:p>98.29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ap01_13G(A)_ol19_2</text:p>
          </table:table-cell>
          <table:table-cell office:value-type="float" office:value="44.8153" calcext:value-type="float">
            <text:p>44.8153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2708" calcext:value-type="float">
            <text:p>0.2708</text:p>
          </table:table-cell>
          <table:table-cell office:value-type="float" office:value="13.5786" calcext:value-type="float">
            <text:p>13.5786</text:p>
          </table:table-cell>
          <table:table-cell office:value-type="float" office:value="39.0594" calcext:value-type="float">
            <text:p>39.0594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053" calcext:value-type="float">
            <text:p>0.0053</text:p>
          </table:table-cell>
          <table:table-cell office:value-type="float" office:value="98.2919" calcext:value-type="float">
            <text:p>98.29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ap01_13G(A)_ol19_3</text:p>
          </table:table-cell>
          <table:table-cell office:value-type="float" office:value="44.9092" calcext:value-type="float">
            <text:p>44.9092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2623" calcext:value-type="float">
            <text:p>0.2623</text:p>
          </table:table-cell>
          <table:table-cell office:value-type="float" office:value="13.509" calcext:value-type="float">
            <text:p>13.509</text:p>
          </table:table-cell>
          <table:table-cell office:value-type="float" office:value="39.087" calcext:value-type="float">
            <text:p>39.087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133" calcext:value-type="float">
            <text:p>0.0133</text:p>
          </table:table-cell>
          <table:table-cell office:value-type="float" office:value="98.3296" calcext:value-type="float">
            <text:p>98.3296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45cm" fo:margin-bottom="1.004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43:33.064000000</meta:creation-date>
    <meta:editing-duration>PT4M35S</meta:editing-duration>
    <meta:editing-cycles>3</meta:editing-cycles>
    <meta:generator>LibreOffice/4.1.0.4$Windows_x86 LibreOffice_project/89ea49ddacd9aa532507cbf852f2bb22b1ace28</meta:generator>
    <meta:print-date>2013-11-10T12:02:56.713000000</meta:print-date>
    <dc:date>2013-11-10T12:03:37.741000000</dc:date>
    <meta:document-statistic meta:table-count="1" meta:cell-count="739" meta:object-count="0"/>
  </office:meta>
</office:document-meta>
</file>